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0.4839in"/>
    </style:style>
    <style:style style:name="co2" style:family="table-column">
      <style:table-column-properties fo:break-before="auto" style:column-width="1.3807in"/>
    </style:style>
    <style:style style:name="co3" style:family="table-column">
      <style:table-column-properties fo:break-before="auto" style:column-width="0.7992in"/>
    </style:style>
    <style:style style:name="co4" style:family="table-column">
      <style:table-column-properties fo:break-before="auto" style:column-width="1.1543in"/>
    </style:style>
    <style:style style:name="co5" style:family="table-column">
      <style:table-column-properties fo:break-before="auto" style:column-width="1.1654in"/>
    </style:style>
    <style:style style:name="co6" style:family="table-column">
      <style:table-column-properties fo:break-before="auto" style:column-width="1.0035in"/>
    </style:style>
    <style:style style:name="co7" style:family="table-column">
      <style:table-column-properties fo:break-before="auto" style:column-width="1.2083in"/>
    </style:style>
    <style:style style:name="co8" style:family="table-column">
      <style:table-column-properties fo:break-before="auto" style:column-width="1.0465in"/>
    </style:style>
    <style:style style:name="co9" style:family="table-column">
      <style:table-column-properties fo:break-before="auto" style:column-width="0.9717in"/>
    </style:style>
    <style:style style:name="co10" style:family="table-column">
      <style:table-column-properties fo:break-before="auto" style:column-width="1.1437in"/>
    </style:style>
    <style:style style:name="co11" style:family="table-column">
      <style:table-column-properties fo:break-before="auto" style:column-width="0.6161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3"/>
    <style:style style:name="ce2" style:family="table-cell" style:parent-style-name="Default" style:data-style-name="N11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5" table:default-cell-style-name="ce1"/>
        <table:table-column table:style-name="co10" table:default-cell-style-name="ce1"/>
        <table:table-column table:style-name="co9" table:default-cell-style-name="ce1"/>
        <table:table-column table:style-name="co11" table:default-cell-style-name="Default"/>
        <table:table-row table:style-name="ro1">
          <table:table-cell table:number-columns-repeated="2"/>
          <table:table-cell table:style-name="Default" office:value-type="string">
            <text:p>average</text:p>
          </table:table-cell>
          <table:table-cell table:style-name="Default" office:value-type="string">
            <text:p>relative</text:p>
          </table:table-cell>
          <table:table-cell table:style-name="Default" office:value-type="string">
            <text:p>my-rijndael</text:p>
          </table:table-cell>
          <table:table-cell table:style-name="Default" office:value-type="string">
            <text:p>gladman-serpent</text:p>
          </table:table-cell>
          <table:table-cell table:style-name="Default" office:value-type="string">
            <text:p>mybotan-serpent</text:p>
          </table:table-cell>
          <table:table-cell table:style-name="Default" office:value-type="string">
            <text:p>cryptopp-3des</text:p>
          </table:table-cell>
          <table:table-cell table:style-name="Default" office:value-type="string">
            <text:p>cryptopp-blowfish</text:p>
          </table:table-cell>
          <table:table-cell table:style-name="Default" office:value-type="string">
            <text:p>cryptopp-cast5</text:p>
          </table:table-cell>
          <table:table-cell table:style-name="Default" office:value-type="string">
            <text:p>cryptopp-cast6</text:p>
          </table:table-cell>
          <table:table-cell table:style-name="Default" office:value-type="string">
            <text:p>cryptopp-gost</text:p>
          </table:table-cell>
          <table:table-cell table:style-name="Default" office:value-type="string">
            <text:p>cryptopp-rijndael</text:p>
          </table:table-cell>
          <table:table-cell table:style-name="Default" office:value-type="string">
            <text:p>cryptopp-serpent</text:p>
          </table:table-cell>
          <table:table-cell table:style-name="Default" office:value-type="string">
            <text:p>cryptopp-twofish</text:p>
          </table:table-cell>
          <table:table-cell table:style-name="Default" office:value-type="string">
            <text:p>cryptopp-xtea</text:p>
          </table:table-cell>
          <table:table-cell/>
        </table:table-row>
        <table:table-row table:style-name="ro1">
          <table:table-cell/>
          <table:table-cell office:value-type="string">
            <text:p>icc-O1</text:p>
          </table:table-cell>
          <table:table-cell table:formula="oooc:=AVERAGE([.E2:.P2])" office:value-type="float" office:value="34977.1276954836">
            <text:p>34,977</text:p>
          </table:table-cell>
          <table:table-cell table:formula="oooc:=[.C2]/[.C$2]" office:value-type="percentage" office:value="1">
            <text:p>100.00%</text:p>
          </table:table-cell>
          <table:table-cell office:value-type="float" office:value="46864.0117135046">
            <text:p>46,864</text:p>
          </table:table-cell>
          <table:table-cell office:value-type="float" office:value="27123.3814515134">
            <text:p>27,123</text:p>
          </table:table-cell>
          <table:table-cell office:value-type="float" office:value="30029.3928028623">
            <text:p>30,029</text:p>
          </table:table-cell>
          <table:table-cell office:value-type="float" office:value="9628.03933637146">
            <text:p>9,628</text:p>
          </table:table-cell>
          <table:table-cell office:value-type="float" office:value="47494.6346543531">
            <text:p>47,495</text:p>
          </table:table-cell>
          <table:table-cell office:value-type="float" office:value="42988.1426323792">
            <text:p>42,988</text:p>
          </table:table-cell>
          <table:table-cell office:value-type="float" office:value="37346.2617071791">
            <text:p>37,346</text:p>
          </table:table-cell>
          <table:table-cell office:value-type="float" office:value="25530.9669703843">
            <text:p>25,531</text:p>
          </table:table-cell>
          <table:table-cell office:value-type="float" office:value="39455.7611661148">
            <text:p>39,456</text:p>
          </table:table-cell>
          <table:table-cell office:value-type="float" office:value="32779.4170420971">
            <text:p>32,779</text:p>
          </table:table-cell>
          <table:table-cell office:value-type="float" office:value="58782.8649159884">
            <text:p>58,783</text:p>
          </table:table-cell>
          <table:table-cell office:value-type="float" office:value="21702.657953055">
            <text:p>21,703</text:p>
          </table:table-cell>
          <table:table-cell/>
        </table:table-row>
        <table:table-row table:style-name="ro1">
          <table:table-cell/>
          <table:table-cell office:value-type="string">
            <text:p>icc-O2</text:p>
          </table:table-cell>
          <table:table-cell table:formula="oooc:=AVERAGE([.E3:.P3])" office:value-type="float" office:value="34713.4675103103">
            <text:p>34,713</text:p>
          </table:table-cell>
          <table:table-cell table:formula="oooc:=[.C3]/[.C$2]" office:value-type="percentage" office:value="0.992461925762781">
            <text:p>99.25%</text:p>
          </table:table-cell>
          <table:table-cell office:value-type="float" office:value="47630.2313180888">
            <text:p>47,630</text:p>
          </table:table-cell>
          <table:table-cell office:value-type="float" office:value="27904.822123724">
            <text:p>27,905</text:p>
          </table:table-cell>
          <table:table-cell office:value-type="float" office:value="30195.0949523911">
            <text:p>30,195</text:p>
          </table:table-cell>
          <table:table-cell office:value-type="float" office:value="10823.8234991243">
            <text:p>10,824</text:p>
          </table:table-cell>
          <table:table-cell office:value-type="float" office:value="47304.3810067833">
            <text:p>47,304</text:p>
          </table:table-cell>
          <table:table-cell office:value-type="float" office:value="40597.6035091784">
            <text:p>40,598</text:p>
          </table:table-cell>
          <table:table-cell office:value-type="float" office:value="32505.8892020494">
            <text:p>32,506</text:p>
          </table:table-cell>
          <table:table-cell office:value-type="float" office:value="26839.1713763654">
            <text:p>26,839</text:p>
          </table:table-cell>
          <table:table-cell office:value-type="float" office:value="39637.6362622564">
            <text:p>39,638</text:p>
          </table:table-cell>
          <table:table-cell office:value-type="float" office:value="32291.2056123388">
            <text:p>32,291</text:p>
          </table:table-cell>
          <table:table-cell office:value-type="float" office:value="58961.3910367836">
            <text:p>58,961</text:p>
          </table:table-cell>
          <table:table-cell office:value-type="float" office:value="21870.3602246406">
            <text:p>21,870</text:p>
          </table:table-cell>
          <table:table-cell/>
        </table:table-row>
        <table:table-row table:style-name="ro1">
          <table:table-cell/>
          <table:table-cell office:value-type="string">
            <text:p>icc-O3</text:p>
          </table:table-cell>
          <table:table-cell table:formula="oooc:=AVERAGE([.E4:.P4])" office:value-type="float" office:value="34652.863252256">
            <text:p>34,653</text:p>
          </table:table-cell>
          <table:table-cell table:formula="oooc:=[.C4]/[.C$2]" office:value-type="percentage" office:value="0.990729243234303">
            <text:p>99.07%</text:p>
          </table:table-cell>
          <table:table-cell office:value-type="float" office:value="47533.6626450432">
            <text:p>47,534</text:p>
          </table:table-cell>
          <table:table-cell office:value-type="float" office:value="27873.0759847224">
            <text:p>27,873</text:p>
          </table:table-cell>
          <table:table-cell office:value-type="float" office:value="30196.1004008778">
            <text:p>30,196</text:p>
          </table:table-cell>
          <table:table-cell office:value-type="float" office:value="10824.6141486303">
            <text:p>10,825</text:p>
          </table:table-cell>
          <table:table-cell office:value-type="float" office:value="47328.723406416">
            <text:p>47,329</text:p>
          </table:table-cell>
          <table:table-cell office:value-type="float" office:value="40706.4697123149">
            <text:p>40,706</text:p>
          </table:table-cell>
          <table:table-cell office:value-type="float" office:value="32487.9578927574">
            <text:p>32,488</text:p>
          </table:table-cell>
          <table:table-cell office:value-type="float" office:value="26658.9964586371">
            <text:p>26,659</text:p>
          </table:table-cell>
          <table:table-cell office:value-type="float" office:value="39282.7387205759">
            <text:p>39,283</text:p>
          </table:table-cell>
          <table:table-cell office:value-type="float" office:value="32112.4636274699">
            <text:p>32,112</text:p>
          </table:table-cell>
          <table:table-cell office:value-type="float" office:value="58978.5105633487">
            <text:p>58,979</text:p>
          </table:table-cell>
          <table:table-cell office:value-type="float" office:value="21851.0454662787">
            <text:p>21,851</text:p>
          </table:table-cell>
          <table:table-cell/>
        </table:table-row>
        <table:table-row table:style-name="ro1">
          <table:table-cell/>
          <table:table-cell office:value-type="string">
            <text:p>icc-Os</text:p>
          </table:table-cell>
          <table:table-cell table:formula="oooc:=AVERAGE([.E5:.P5])" office:value-type="float" office:value="32620.228069984">
            <text:p>32,620</text:p>
          </table:table-cell>
          <table:table-cell table:formula="oooc:=[.C5]/[.C$2]" office:value-type="percentage" office:value="0.932615975616434">
            <text:p>93.26%</text:p>
          </table:table-cell>
          <table:table-cell office:value-type="float" office:value="46541.0643497171">
            <text:p>46,541</text:p>
          </table:table-cell>
          <table:table-cell office:value-type="float" office:value="27949.7570108343">
            <text:p>27,950</text:p>
          </table:table-cell>
          <table:table-cell office:value-type="float" office:value="8253.8326506559">
            <text:p>8,254</text:p>
          </table:table-cell>
          <table:table-cell office:value-type="float" office:value="9690.93536105772">
            <text:p>9,691</text:p>
          </table:table-cell>
          <table:table-cell office:value-type="float" office:value="47424.0211908694">
            <text:p>47,424</text:p>
          </table:table-cell>
          <table:table-cell office:value-type="float" office:value="40687.6257798749">
            <text:p>40,688</text:p>
          </table:table-cell>
          <table:table-cell office:value-type="float" office:value="32685.2307032648">
            <text:p>32,685</text:p>
          </table:table-cell>
          <table:table-cell office:value-type="float" office:value="25404.2753616794">
            <text:p>25,404</text:p>
          </table:table-cell>
          <table:table-cell office:value-type="float" office:value="39509.9149954293">
            <text:p>39,510</text:p>
          </table:table-cell>
          <table:table-cell office:value-type="float" office:value="32626.0461051633">
            <text:p>32,626</text:p>
          </table:table-cell>
          <table:table-cell office:value-type="float" office:value="58911.3875228091">
            <text:p>58,911</text:p>
          </table:table-cell>
          <table:table-cell office:value-type="float" office:value="21758.6458084528">
            <text:p>21,759</text:p>
          </table:table-cell>
          <table:table-cell/>
        </table:table-row>
        <table:table-row table:style-name="ro1">
          <table:table-cell/>
          <table:table-cell office:value-type="string">
            <text:p>msvc8-Ox</text:p>
          </table:table-cell>
          <table:table-cell table:formula="oooc:=AVERAGE([.E6:.P6])" office:value-type="float" office:value="29167.5576099582">
            <text:p>29,168</text:p>
          </table:table-cell>
          <table:table-cell table:formula="oooc:=[.C6]/[.C$2]" office:value-type="percentage" office:value="0.833903740292674">
            <text:p>83.39%</text:p>
          </table:table-cell>
          <table:table-cell office:value-type="float" office:value="26135.1039001584">
            <text:p>26,135</text:p>
          </table:table-cell>
          <table:table-cell office:value-type="float" office:value="21027.3308798819">
            <text:p>21,027</text:p>
          </table:table-cell>
          <table:table-cell office:value-type="float" office:value="22888.4142755735">
            <text:p>22,888</text:p>
          </table:table-cell>
          <table:table-cell office:value-type="float" office:value="9488.91590700873">
            <text:p>9,489</text:p>
          </table:table-cell>
          <table:table-cell office:value-type="float" office:value="49927.4603704932">
            <text:p>49,927</text:p>
          </table:table-cell>
          <table:table-cell office:value-type="float" office:value="44151.6745074044">
            <text:p>44,152</text:p>
          </table:table-cell>
          <table:table-cell office:value-type="float" office:value="25048.1487269973">
            <text:p>25,048</text:p>
          </table:table-cell>
          <table:table-cell office:value-type="float" office:value="26929.0417975583">
            <text:p>26,929</text:p>
          </table:table-cell>
          <table:table-cell office:value-type="float" office:value="38031.7668926626">
            <text:p>38,032</text:p>
          </table:table-cell>
          <table:table-cell office:value-type="float" office:value="25233.9240744068">
            <text:p>25,234</text:p>
          </table:table-cell>
          <table:table-cell office:value-type="float" office:value="39158.5626593222">
            <text:p>39,159</text:p>
          </table:table-cell>
          <table:table-cell office:value-type="float" office:value="21990.3473280311">
            <text:p>21,990</text:p>
          </table:table-cell>
          <table:table-cell/>
        </table:table-row>
        <table:table-row table:style-name="ro1">
          <table:table-cell/>
          <table:table-cell office:value-type="string">
            <text:p>msvc8-O2</text:p>
          </table:table-cell>
          <table:table-cell table:formula="oooc:=AVERAGE([.E7:.P7])" office:value-type="float" office:value="29097.9675882745">
            <text:p>29,098</text:p>
          </table:table-cell>
          <table:table-cell table:formula="oooc:=[.C7]/[.C$2]" office:value-type="percentage" office:value="0.831914153775177">
            <text:p>83.19%</text:p>
          </table:table-cell>
          <table:table-cell office:value-type="float" office:value="25894.71950078">
            <text:p>25,895</text:p>
          </table:table-cell>
          <table:table-cell office:value-type="float" office:value="21154.6759547237">
            <text:p>21,155</text:p>
          </table:table-cell>
          <table:table-cell office:value-type="float" office:value="22641.8508528581">
            <text:p>22,642</text:p>
          </table:table-cell>
          <table:table-cell office:value-type="float" office:value="9501.89417502257">
            <text:p>9,502</text:p>
          </table:table-cell>
          <table:table-cell office:value-type="float" office:value="49932.2121988257">
            <text:p>49,932</text:p>
          </table:table-cell>
          <table:table-cell office:value-type="float" office:value="43805.9186268476">
            <text:p>43,806</text:p>
          </table:table-cell>
          <table:table-cell office:value-type="float" office:value="25041.020984507">
            <text:p>25,041</text:p>
          </table:table-cell>
          <table:table-cell office:value-type="float" office:value="26977.0154640479">
            <text:p>26,977</text:p>
          </table:table-cell>
          <table:table-cell office:value-type="float" office:value="37966.7527798261">
            <text:p>37,967</text:p>
          </table:table-cell>
          <table:table-cell office:value-type="float" office:value="25311.8526692061">
            <text:p>25,312</text:p>
          </table:table-cell>
          <table:table-cell office:value-type="float" office:value="39014.976504709">
            <text:p>39,015</text:p>
          </table:table-cell>
          <table:table-cell office:value-type="float" office:value="21932.7213479406">
            <text:p>21,933</text:p>
          </table:table-cell>
          <table:table-cell/>
        </table:table-row>
        <table:table-row table:style-name="ro1">
          <table:table-cell/>
          <table:table-cell office:value-type="string">
            <text:p>gcc41-O3-p4s-ofp</text:p>
          </table:table-cell>
          <table:table-cell table:formula="oooc:=AVERAGE([.E8:.P8])" office:value-type="float" office:value="28862.8843269604">
            <text:p>28,863</text:p>
          </table:table-cell>
          <table:table-cell table:formula="oooc:=[.C8]/[.C$2]" office:value-type="percentage" office:value="0.825193096993133">
            <text:p>82.52%</text:p>
          </table:table-cell>
          <table:table-cell office:value-type="float" office:value="34955.2582359574">
            <text:p>34,955</text:p>
          </table:table-cell>
          <table:table-cell office:value-type="float" office:value="13039.6149773397">
            <text:p>13,040</text:p>
          </table:table-cell>
          <table:table-cell office:value-type="float" office:value="26197.672380752">
            <text:p>26,198</text:p>
          </table:table-cell>
          <table:table-cell office:value-type="float" office:value="10031.6678460773">
            <text:p>10,032</text:p>
          </table:table-cell>
          <table:table-cell office:value-type="float" office:value="50788.9493981568">
            <text:p>50,789</text:p>
          </table:table-cell>
          <table:table-cell office:value-type="float" office:value="42402.4757119341">
            <text:p>42,402</text:p>
          </table:table-cell>
          <table:table-cell office:value-type="float" office:value="21978.1603640616">
            <text:p>21,978</text:p>
          </table:table-cell>
          <table:table-cell office:value-type="float" office:value="28292.6523430558">
            <text:p>28,293</text:p>
          </table:table-cell>
          <table:table-cell office:value-type="float" office:value="31906.0445848667">
            <text:p>31,906</text:p>
          </table:table-cell>
          <table:table-cell office:value-type="float" office:value="28337.7107713998">
            <text:p>28,338</text:p>
          </table:table-cell>
          <table:table-cell office:value-type="float" office:value="37213.7149836017">
            <text:p>37,214</text:p>
          </table:table-cell>
          <table:table-cell office:value-type="float" office:value="21210.6903263213">
            <text:p>21,211</text:p>
          </table:table-cell>
          <table:table-cell/>
        </table:table-row>
        <table:table-row table:style-name="ro1">
          <table:table-cell/>
          <table:table-cell office:value-type="string">
            <text:p>gcc41-O3-p4-ofp</text:p>
          </table:table-cell>
          <table:table-cell table:formula="oooc:=AVERAGE([.E9:.P9])" office:value-type="float" office:value="28790.1360665062">
            <text:p>28,790</text:p>
          </table:table-cell>
          <table:table-cell table:formula="oooc:=[.C9]/[.C$2]" office:value-type="percentage" office:value="0.823113216075308">
            <text:p>82.31%</text:p>
          </table:table-cell>
          <table:table-cell office:value-type="float" office:value="34493.2286802174">
            <text:p>34,493</text:p>
          </table:table-cell>
          <table:table-cell office:value-type="float" office:value="13289.8636261953">
            <text:p>13,290</text:p>
          </table:table-cell>
          <table:table-cell office:value-type="float" office:value="26846.1215613506">
            <text:p>26,846</text:p>
          </table:table-cell>
          <table:table-cell office:value-type="float" office:value="10013.5049580309">
            <text:p>10,014</text:p>
          </table:table-cell>
          <table:table-cell office:value-type="float" office:value="50873.5351295769">
            <text:p>50,874</text:p>
          </table:table-cell>
          <table:table-cell office:value-type="float" office:value="42228.9470288365">
            <text:p>42,229</text:p>
          </table:table-cell>
          <table:table-cell office:value-type="float" office:value="20954.1388289937">
            <text:p>20,954</text:p>
          </table:table-cell>
          <table:table-cell office:value-type="float" office:value="28244.984135">
            <text:p>28,245</text:p>
          </table:table-cell>
          <table:table-cell office:value-type="float" office:value="32154.3933889087">
            <text:p>32,154</text:p>
          </table:table-cell>
          <table:table-cell office:value-type="float" office:value="28070.6904057956">
            <text:p>28,071</text:p>
          </table:table-cell>
          <table:table-cell office:value-type="float" office:value="37091.2652708053">
            <text:p>37,091</text:p>
          </table:table-cell>
          <table:table-cell office:value-type="float" office:value="21220.9597843635">
            <text:p>21,221</text:p>
          </table:table-cell>
          <table:table-cell/>
        </table:table-row>
        <table:table-row table:style-name="ro1">
          <table:table-cell/>
          <table:table-cell office:value-type="string">
            <text:p>gcc41-O3-p4s-ofp-ul</text:p>
          </table:table-cell>
          <table:table-cell table:formula="oooc:=AVERAGE([.E10:.P10])" office:value-type="float" office:value="28770.0866433784">
            <text:p>28,770</text:p>
          </table:table-cell>
          <table:table-cell table:formula="oooc:=[.C10]/[.C$2]" office:value-type="percentage" office:value="0.822540000821546">
            <text:p>82.25%</text:p>
          </table:table-cell>
          <table:table-cell office:value-type="float" office:value="35025.2878133678">
            <text:p>35,025</text:p>
          </table:table-cell>
          <table:table-cell office:value-type="float" office:value="13457.087038076">
            <text:p>13,457</text:p>
          </table:table-cell>
          <table:table-cell office:value-type="float" office:value="26690.0020671803">
            <text:p>26,690</text:p>
          </table:table-cell>
          <table:table-cell office:value-type="float" office:value="9850.11508663473">
            <text:p>9,850</text:p>
          </table:table-cell>
          <table:table-cell office:value-type="float" office:value="50836.3352936428">
            <text:p>50,836</text:p>
          </table:table-cell>
          <table:table-cell office:value-type="float" office:value="41963.9505700469">
            <text:p>41,964</text:p>
          </table:table-cell>
          <table:table-cell office:value-type="float" office:value="20937.8143154677">
            <text:p>20,938</text:p>
          </table:table-cell>
          <table:table-cell office:value-type="float" office:value="28243.4701147012">
            <text:p>28,243</text:p>
          </table:table-cell>
          <table:table-cell office:value-type="float" office:value="32064.8966887171">
            <text:p>32,065</text:p>
          </table:table-cell>
          <table:table-cell office:value-type="float" office:value="27918.7314296629">
            <text:p>27,919</text:p>
          </table:table-cell>
          <table:table-cell office:value-type="float" office:value="38452.3968738911">
            <text:p>38,452</text:p>
          </table:table-cell>
          <table:table-cell office:value-type="float" office:value="19800.9524291519">
            <text:p>19,801</text:p>
          </table:table-cell>
          <table:table-cell/>
        </table:table-row>
        <table:table-row table:style-name="ro1">
          <table:table-cell/>
          <table:table-cell office:value-type="string">
            <text:p>gcc41-O2-p4-ofp</text:p>
          </table:table-cell>
          <table:table-cell table:formula="oooc:=AVERAGE([.E11:.P11])" office:value-type="float" office:value="28327.1555724112">
            <text:p>28,327</text:p>
          </table:table-cell>
          <table:table-cell table:formula="oooc:=[.C11]/[.C$2]" office:value-type="percentage" office:value="0.809876551872181">
            <text:p>80.99%</text:p>
          </table:table-cell>
          <table:table-cell office:value-type="float" office:value="33855.1665766945">
            <text:p>33,855</text:p>
          </table:table-cell>
          <table:table-cell office:value-type="float" office:value="12723.1860344017">
            <text:p>12,723</text:p>
          </table:table-cell>
          <table:table-cell office:value-type="float" office:value="26763.0755152612">
            <text:p>26,763</text:p>
          </table:table-cell>
          <table:table-cell office:value-type="float" office:value="7856.42821617041">
            <text:p>7,856</text:p>
          </table:table-cell>
          <table:table-cell office:value-type="float" office:value="50704.3592732502">
            <text:p>50,704</text:p>
          </table:table-cell>
          <table:table-cell office:value-type="float" office:value="41287.0974023553">
            <text:p>41,287</text:p>
          </table:table-cell>
          <table:table-cell office:value-type="float" office:value="20529.0822472632">
            <text:p>20,529</text:p>
          </table:table-cell>
          <table:table-cell office:value-type="float" office:value="28335.197116977">
            <text:p>28,335</text:p>
          </table:table-cell>
          <table:table-cell office:value-type="float" office:value="31632.5277802019">
            <text:p>31,633</text:p>
          </table:table-cell>
          <table:table-cell office:value-type="float" office:value="27957.8590193478">
            <text:p>27,958</text:p>
          </table:table-cell>
          <table:table-cell office:value-type="float" office:value="37086.3908292401">
            <text:p>37,086</text:p>
          </table:table-cell>
          <table:table-cell office:value-type="float" office:value="21195.4968577708">
            <text:p>21,195</text:p>
          </table:table-cell>
          <table:table-cell/>
        </table:table-row>
        <table:table-row table:style-name="ro1">
          <table:table-cell/>
          <table:table-cell office:value-type="string">
            <text:p>gcc41-O2-p4s-ofp</text:p>
          </table:table-cell>
          <table:table-cell table:formula="oooc:=AVERAGE([.E12:.P12])" office:value-type="float" office:value="28323.8290355037">
            <text:p>28,324</text:p>
          </table:table-cell>
          <table:table-cell table:formula="oooc:=[.C12]/[.C$2]" office:value-type="percentage" office:value="0.809781445809257">
            <text:p>80.98%</text:p>
          </table:table-cell>
          <table:table-cell office:value-type="float" office:value="34230.386186473">
            <text:p>34,230</text:p>
          </table:table-cell>
          <table:table-cell office:value-type="float" office:value="12652.5518380352">
            <text:p>12,653</text:p>
          </table:table-cell>
          <table:table-cell office:value-type="float" office:value="26538.5242621483">
            <text:p>26,539</text:p>
          </table:table-cell>
          <table:table-cell office:value-type="float" office:value="7802.32113514638">
            <text:p>7,802</text:p>
          </table:table-cell>
          <table:table-cell office:value-type="float" office:value="50723.1033794413">
            <text:p>50,723</text:p>
          </table:table-cell>
          <table:table-cell office:value-type="float" office:value="41168.0820993394">
            <text:p>41,168</text:p>
          </table:table-cell>
          <table:table-cell office:value-type="float" office:value="20482.7491230744">
            <text:p>20,483</text:p>
          </table:table-cell>
          <table:table-cell office:value-type="float" office:value="28276.9920383331">
            <text:p>28,277</text:p>
          </table:table-cell>
          <table:table-cell office:value-type="float" office:value="32095.3445349178">
            <text:p>32,095</text:p>
          </table:table-cell>
          <table:table-cell office:value-type="float" office:value="27189.9378822691">
            <text:p>27,190</text:p>
          </table:table-cell>
          <table:table-cell office:value-type="float" office:value="37492.9693942674">
            <text:p>37,493</text:p>
          </table:table-cell>
          <table:table-cell office:value-type="float" office:value="21232.986552599">
            <text:p>21,233</text:p>
          </table:table-cell>
          <table:table-cell/>
        </table:table-row>
        <table:table-row table:style-name="ro1">
          <table:table-cell/>
          <table:table-cell office:value-type="string">
            <text:p>gcc41-O2-p4s-ofp-ul</text:p>
          </table:table-cell>
          <table:table-cell table:formula="oooc:=AVERAGE([.E13:.P13])" office:value-type="float" office:value="28287.3198083845">
            <text:p>28,287</text:p>
          </table:table-cell>
          <table:table-cell table:formula="oooc:=[.C13]/[.C$2]" office:value-type="percentage" office:value="0.808737642915062">
            <text:p>80.87%</text:p>
          </table:table-cell>
          <table:table-cell office:value-type="float" office:value="34160.2672741069">
            <text:p>34,160</text:p>
          </table:table-cell>
          <table:table-cell office:value-type="float" office:value="12816.0532505063">
            <text:p>12,816</text:p>
          </table:table-cell>
          <table:table-cell office:value-type="float" office:value="26820.4949736329">
            <text:p>26,820</text:p>
          </table:table-cell>
          <table:table-cell office:value-type="float" office:value="7890.52371029771">
            <text:p>7,891</text:p>
          </table:table-cell>
          <table:table-cell office:value-type="float" office:value="50640.8803979309">
            <text:p>50,641</text:p>
          </table:table-cell>
          <table:table-cell office:value-type="float" office:value="41852.5710185492">
            <text:p>41,853</text:p>
          </table:table-cell>
          <table:table-cell office:value-type="float" office:value="20472.6293828515">
            <text:p>20,473</text:p>
          </table:table-cell>
          <table:table-cell office:value-type="float" office:value="28249.3286271411">
            <text:p>28,249</text:p>
          </table:table-cell>
          <table:table-cell office:value-type="float" office:value="32038.7985973915">
            <text:p>32,039</text:p>
          </table:table-cell>
          <table:table-cell office:value-type="float" office:value="27489.3453457922">
            <text:p>27,489</text:p>
          </table:table-cell>
          <table:table-cell office:value-type="float" office:value="37108.9574084439">
            <text:p>37,109</text:p>
          </table:table-cell>
          <table:table-cell office:value-type="float" office:value="19907.9877139701">
            <text:p>19,908</text:p>
          </table:table-cell>
          <table:table-cell/>
        </table:table-row>
        <table:table-row table:style-name="ro1">
          <table:table-cell/>
          <table:table-cell office:value-type="string">
            <text:p>gcc41-O1</text:p>
          </table:table-cell>
          <table:table-cell table:formula="oooc:=AVERAGE([.E14:.P14])" office:value-type="float" office:value="26537.4484753712">
            <text:p>26,537</text:p>
          </table:table-cell>
          <table:table-cell table:formula="oooc:=[.C14]/[.C$2]" office:value-type="percentage" office:value="0.758708625431181">
            <text:p>75.87%</text:p>
          </table:table-cell>
          <table:table-cell office:value-type="float" office:value="44357.2468546834">
            <text:p>44,357</text:p>
          </table:table-cell>
          <table:table-cell office:value-type="float" office:value="6293.42601074146">
            <text:p>6,293</text:p>
          </table:table-cell>
          <table:table-cell office:value-type="float" office:value="20534.6524107912">
            <text:p>20,535</text:p>
          </table:table-cell>
          <table:table-cell office:value-type="float" office:value="7386.83262635088">
            <text:p>7,387</text:p>
          </table:table-cell>
          <table:table-cell office:value-type="float" office:value="28430.755735225">
            <text:p>28,431</text:p>
          </table:table-cell>
          <table:table-cell office:value-type="float" office:value="41113.5882502633">
            <text:p>41,114</text:p>
          </table:table-cell>
          <table:table-cell office:value-type="float" office:value="34390.8510880661">
            <text:p>34,391</text:p>
          </table:table-cell>
          <table:table-cell office:value-type="float" office:value="28247.742831592">
            <text:p>28,248</text:p>
          </table:table-cell>
          <table:table-cell office:value-type="float" office:value="33495.232841276">
            <text:p>33,495</text:p>
          </table:table-cell>
          <table:table-cell office:value-type="float" office:value="23281.6602513868">
            <text:p>23,282</text:p>
          </table:table-cell>
          <table:table-cell office:value-type="float" office:value="36114.2947834402">
            <text:p>36,114</text:p>
          </table:table-cell>
          <table:table-cell office:value-type="float" office:value="14803.0980206386">
            <text:p>14,803</text:p>
          </table:table-cell>
          <table:table-cell/>
        </table:table-row>
        <table:table-row table:style-name="ro1">
          <table:table-cell/>
          <table:table-cell office:value-type="string">
            <text:p>gcc34-O3-p4s-ofp-ul</text:p>
          </table:table-cell>
          <table:table-cell table:formula="oooc:=AVERAGE([.E15:.P15])" office:value-type="float" office:value="25836.8497778791">
            <text:p>25,837</text:p>
          </table:table-cell>
          <table:table-cell table:formula="oooc:=[.C15]/[.C$2]" office:value-type="percentage" office:value="0.738678430167817">
            <text:p>73.87%</text:p>
          </table:table-cell>
          <table:table-cell office:value-type="float" office:value="27840.528336312">
            <text:p>27,841</text:p>
          </table:table-cell>
          <table:table-cell office:value-type="float" office:value="8708.70714103954">
            <text:p>8,709</text:p>
          </table:table-cell>
          <table:table-cell office:value-type="float" office:value="7174.48386392969">
            <text:p>7,174</text:p>
          </table:table-cell>
          <table:table-cell office:value-type="float" office:value="10006.9769637553">
            <text:p>10,007</text:p>
          </table:table-cell>
          <table:table-cell office:value-type="float" office:value="47355.7461330349">
            <text:p>47,356</text:p>
          </table:table-cell>
          <table:table-cell office:value-type="float" office:value="41672.1948457642">
            <text:p>41,672</text:p>
          </table:table-cell>
          <table:table-cell office:value-type="float" office:value="20678.0828190698">
            <text:p>20,678</text:p>
          </table:table-cell>
          <table:table-cell office:value-type="float" office:value="25734.6051104138">
            <text:p>25,735</text:p>
          </table:table-cell>
          <table:table-cell office:value-type="float" office:value="35445.3386879071">
            <text:p>35,445</text:p>
          </table:table-cell>
          <table:table-cell office:value-type="float" office:value="27307.6352551793">
            <text:p>27,308</text:p>
          </table:table-cell>
          <table:table-cell office:value-type="float" office:value="35370.1745656119">
            <text:p>35,370</text:p>
          </table:table-cell>
          <table:table-cell office:value-type="float" office:value="22747.7236125315">
            <text:p>22,748</text:p>
          </table:table-cell>
          <table:table-cell/>
        </table:table-row>
        <table:table-row table:style-name="ro1">
          <table:table-cell/>
          <table:table-cell office:value-type="string">
            <text:p>gcc34-O3-p4-ofp</text:p>
          </table:table-cell>
          <table:table-cell table:formula="oooc:=AVERAGE([.E16:.P16])" office:value-type="float" office:value="25571.695222269">
            <text:p>25,572</text:p>
          </table:table-cell>
          <table:table-cell table:formula="oooc:=[.C16]/[.C$2]" office:value-type="percentage" office:value="0.731097631712364">
            <text:p>73.11%</text:p>
          </table:table-cell>
          <table:table-cell office:value-type="float" office:value="27682.3041578733">
            <text:p>27,682</text:p>
          </table:table-cell>
          <table:table-cell office:value-type="float" office:value="8670.25546757333">
            <text:p>8,670</text:p>
          </table:table-cell>
          <table:table-cell office:value-type="float" office:value="7218.20097953688">
            <text:p>7,218</text:p>
          </table:table-cell>
          <table:table-cell office:value-type="float" office:value="10002.2105211405">
            <text:p>10,002</text:p>
          </table:table-cell>
          <table:table-cell office:value-type="float" office:value="45658.5343389803">
            <text:p>45,659</text:p>
          </table:table-cell>
          <table:table-cell office:value-type="float" office:value="41717.4191521895">
            <text:p>41,717</text:p>
          </table:table-cell>
          <table:table-cell office:value-type="float" office:value="20050.8169952865">
            <text:p>20,051</text:p>
          </table:table-cell>
          <table:table-cell office:value-type="float" office:value="25830.4918980004">
            <text:p>25,830</text:p>
          </table:table-cell>
          <table:table-cell office:value-type="float" office:value="35569.6864152059">
            <text:p>35,570</text:p>
          </table:table-cell>
          <table:table-cell office:value-type="float" office:value="27349.2402098274">
            <text:p>27,349</text:p>
          </table:table-cell>
          <table:table-cell office:value-type="float" office:value="36162.3507662999">
            <text:p>36,162</text:p>
          </table:table-cell>
          <table:table-cell office:value-type="float" office:value="20948.8317653139">
            <text:p>20,949</text:p>
          </table:table-cell>
          <table:table-cell/>
        </table:table-row>
        <table:table-row table:style-name="ro1">
          <table:table-cell/>
          <table:table-cell office:value-type="string">
            <text:p>gcc34-O3-p4s-ofp</text:p>
          </table:table-cell>
          <table:table-cell table:formula="oooc:=AVERAGE([.E17:.P17])" office:value-type="float" office:value="25543.881026249">
            <text:p>25,544</text:p>
          </table:table-cell>
          <table:table-cell table:formula="oooc:=[.C17]/[.C$2]" office:value-type="percentage" office:value="0.730302420731574">
            <text:p>73.03%</text:p>
          </table:table-cell>
          <table:table-cell office:value-type="float" office:value="27702.564075119">
            <text:p>27,703</text:p>
          </table:table-cell>
          <table:table-cell office:value-type="float" office:value="8650.95412168079">
            <text:p>8,651</text:p>
          </table:table-cell>
          <table:table-cell office:value-type="float" office:value="7191.39643521528">
            <text:p>7,191</text:p>
          </table:table-cell>
          <table:table-cell office:value-type="float" office:value="10001.2928277364">
            <text:p>10,001</text:p>
          </table:table-cell>
          <table:table-cell office:value-type="float" office:value="45635.8971227697">
            <text:p>45,636</text:p>
          </table:table-cell>
          <table:table-cell office:value-type="float" office:value="41699.5736650281">
            <text:p>41,700</text:p>
          </table:table-cell>
          <table:table-cell office:value-type="float" office:value="20013.0912518169">
            <text:p>20,013</text:p>
          </table:table-cell>
          <table:table-cell office:value-type="float" office:value="25823.4386505488">
            <text:p>25,823</text:p>
          </table:table-cell>
          <table:table-cell office:value-type="float" office:value="35517.4743738836">
            <text:p>35,517</text:p>
          </table:table-cell>
          <table:table-cell office:value-type="float" office:value="27342.6427407317">
            <text:p>27,343</text:p>
          </table:table-cell>
          <table:table-cell office:value-type="float" office:value="36022.6009487648">
            <text:p>36,023</text:p>
          </table:table-cell>
          <table:table-cell office:value-type="float" office:value="20925.6461016932">
            <text:p>20,926</text:p>
          </table:table-cell>
          <table:table-cell/>
        </table:table-row>
        <table:table-row table:style-name="ro1">
          <table:table-cell/>
          <table:table-cell office:value-type="string">
            <text:p>gcc34-O2-p4-ofp</text:p>
          </table:table-cell>
          <table:table-cell table:formula="oooc:=AVERAGE([.E18:.P18])" office:value-type="float" office:value="24683.5320897573">
            <text:p>24,684</text:p>
          </table:table-cell>
          <table:table-cell table:formula="oooc:=[.C18]/[.C$2]" office:value-type="percentage" office:value="0.705704948235203">
            <text:p>70.57%</text:p>
          </table:table-cell>
          <table:table-cell office:value-type="float" office:value="27675.7293852993">
            <text:p>27,676</text:p>
          </table:table-cell>
          <table:table-cell office:value-type="float" office:value="7003.05705961051">
            <text:p>7,003</text:p>
          </table:table-cell>
          <table:table-cell office:value-type="float" office:value="7213.13884712018">
            <text:p>7,213</text:p>
          </table:table-cell>
          <table:table-cell office:value-type="float" office:value="10042.3942897321">
            <text:p>10,042</text:p>
          </table:table-cell>
          <table:table-cell office:value-type="float" office:value="45604.7590347672">
            <text:p>45,605</text:p>
          </table:table-cell>
          <table:table-cell office:value-type="float" office:value="38506.4590875379">
            <text:p>38,506</text:p>
          </table:table-cell>
          <table:table-cell office:value-type="float" office:value="18711.640875123">
            <text:p>18,712</text:p>
          </table:table-cell>
          <table:table-cell office:value-type="float" office:value="26492.5723613361">
            <text:p>26,493</text:p>
          </table:table-cell>
          <table:table-cell office:value-type="float" office:value="22848.6707003763">
            <text:p>22,849</text:p>
          </table:table-cell>
          <table:table-cell office:value-type="float" office:value="25462.8721113204">
            <text:p>25,463</text:p>
          </table:table-cell>
          <table:table-cell office:value-type="float" office:value="45765.057791484">
            <text:p>45,765</text:p>
          </table:table-cell>
          <table:table-cell office:value-type="float" office:value="20876.0335333808">
            <text:p>20,876</text:p>
          </table:table-cell>
          <table:table-cell/>
        </table:table-row>
        <table:table-row table:style-name="ro1">
          <table:table-cell/>
          <table:table-cell office:value-type="string">
            <text:p>gcc34-O2-p4s-ofp</text:p>
          </table:table-cell>
          <table:table-cell table:formula="oooc:=AVERAGE([.E19:.P19])" office:value-type="float" office:value="24516.7162662924">
            <text:p>24,517</text:p>
          </table:table-cell>
          <table:table-cell table:formula="oooc:=[.C19]/[.C$2]" office:value-type="percentage" office:value="0.700935665150632">
            <text:p>70.09%</text:p>
          </table:table-cell>
          <table:table-cell office:value-type="float" office:value="28446.7171854266">
            <text:p>28,447</text:p>
          </table:table-cell>
          <table:table-cell office:value-type="float" office:value="7009.26444232663">
            <text:p>7,009</text:p>
          </table:table-cell>
          <table:table-cell office:value-type="float" office:value="7192.73234975787">
            <text:p>7,193</text:p>
          </table:table-cell>
          <table:table-cell office:value-type="float" office:value="10054.9386570252">
            <text:p>10,055</text:p>
          </table:table-cell>
          <table:table-cell office:value-type="float" office:value="45664.0438534508">
            <text:p>45,664</text:p>
          </table:table-cell>
          <table:table-cell office:value-type="float" office:value="38751.8948267934">
            <text:p>38,752</text:p>
          </table:table-cell>
          <table:table-cell office:value-type="float" office:value="18937.5814434055">
            <text:p>18,938</text:p>
          </table:table-cell>
          <table:table-cell office:value-type="float" office:value="25224.4924056167">
            <text:p>25,224</text:p>
          </table:table-cell>
          <table:table-cell office:value-type="float" office:value="22913.9404332277">
            <text:p>22,914</text:p>
          </table:table-cell>
          <table:table-cell office:value-type="float" office:value="24771.7480051046">
            <text:p>24,772</text:p>
          </table:table-cell>
          <table:table-cell office:value-type="float" office:value="44461.6870698973">
            <text:p>44,462</text:p>
          </table:table-cell>
          <table:table-cell office:value-type="float" office:value="20771.5545234762">
            <text:p>20,772</text:p>
          </table:table-cell>
          <table:table-cell/>
        </table:table-row>
        <table:table-row table:style-name="ro1">
          <table:table-cell/>
          <table:table-cell office:value-type="string">
            <text:p>gcc34-O2-p4s-ofp-ul</text:p>
          </table:table-cell>
          <table:table-cell table:formula="oooc:=AVERAGE([.E20:.P20])" office:value-type="float" office:value="24402.9318200715">
            <text:p>24,403</text:p>
          </table:table-cell>
          <table:table-cell table:formula="oooc:=[.C20]/[.C$2]" office:value-type="percentage" office:value="0.697682555083632">
            <text:p>69.77%</text:p>
          </table:table-cell>
          <table:table-cell office:value-type="float" office:value="27660.4218003596">
            <text:p>27,660</text:p>
          </table:table-cell>
          <table:table-cell office:value-type="float" office:value="7046.40550777749">
            <text:p>7,046</text:p>
          </table:table-cell>
          <table:table-cell office:value-type="float" office:value="7172.84254996291">
            <text:p>7,173</text:p>
          </table:table-cell>
          <table:table-cell office:value-type="float" office:value="10065.4380240982">
            <text:p>10,065</text:p>
          </table:table-cell>
          <table:table-cell office:value-type="float" office:value="39441.3021668644">
            <text:p>39,441</text:p>
          </table:table-cell>
          <table:table-cell office:value-type="float" office:value="41734.2197839307">
            <text:p>41,734</text:p>
          </table:table-cell>
          <table:table-cell office:value-type="float" office:value="18645.4345690084">
            <text:p>18,645</text:p>
          </table:table-cell>
          <table:table-cell office:value-type="float" office:value="26514.5598911074">
            <text:p>26,515</text:p>
          </table:table-cell>
          <table:table-cell office:value-type="float" office:value="22780.9848062353">
            <text:p>22,781</text:p>
          </table:table-cell>
          <table:table-cell office:value-type="float" office:value="25730.8611566176">
            <text:p>25,731</text:p>
          </table:table-cell>
          <table:table-cell office:value-type="float" office:value="45553.4138695125">
            <text:p>45,553</text:p>
          </table:table-cell>
          <table:table-cell office:value-type="float" office:value="20489.297715383">
            <text:p>20,489</text:p>
          </table:table-cell>
          <table:table-cell/>
        </table:table-row>
        <table:table-row table:style-name="ro1">
          <table:table-cell/>
          <table:table-cell office:value-type="string">
            <text:p>gcc34-O2</text:p>
          </table:table-cell>
          <table:table-cell table:formula="oooc:=AVERAGE([.E21:.P21])" office:value-type="float" office:value="23176.8280560765">
            <text:p>23,177</text:p>
          </table:table-cell>
          <table:table-cell table:formula="oooc:=[.C21]/[.C$2]" office:value-type="percentage" office:value="0.662628111086126">
            <text:p>66.26%</text:p>
          </table:table-cell>
          <table:table-cell office:value-type="float" office:value="25973.1720258495">
            <text:p>25,973</text:p>
          </table:table-cell>
          <table:table-cell office:value-type="float" office:value="6969.03394017024">
            <text:p>6,969</text:p>
          </table:table-cell>
          <table:table-cell office:value-type="float" office:value="7174.04851682676">
            <text:p>7,174</text:p>
          </table:table-cell>
          <table:table-cell office:value-type="float" office:value="9528.19140612961">
            <text:p>9,528</text:p>
          </table:table-cell>
          <table:table-cell office:value-type="float" office:value="44725.1709045234">
            <text:p>44,725</text:p>
          </table:table-cell>
          <table:table-cell office:value-type="float" office:value="37936.2091393565">
            <text:p>37,936</text:p>
          </table:table-cell>
          <table:table-cell office:value-type="float" office:value="13239.645542669">
            <text:p>13,240</text:p>
          </table:table-cell>
          <table:table-cell office:value-type="float" office:value="23917.3323370115">
            <text:p>23,917</text:p>
          </table:table-cell>
          <table:table-cell office:value-type="float" office:value="21345.652137044">
            <text:p>21,346</text:p>
          </table:table-cell>
          <table:table-cell office:value-type="float" office:value="25456.7876007396">
            <text:p>25,457</text:p>
          </table:table-cell>
          <table:table-cell office:value-type="float" office:value="41117.5388394788">
            <text:p>41,118</text:p>
          </table:table-cell>
          <table:table-cell office:value-type="float" office:value="20739.1542831192">
            <text:p>20,739</text:p>
          </table:table-cell>
          <table:table-cell/>
        </table:table-row>
        <table:table-row table:style-name="ro1">
          <table:table-cell/>
          <table:table-cell office:value-type="string">
            <text:p>mingw-O3</text:p>
          </table:table-cell>
          <table:table-cell table:formula="oooc:=AVERAGE([.E22:.P22])" office:value-type="float" office:value="23128.7416276399">
            <text:p>23,129</text:p>
          </table:table-cell>
          <table:table-cell table:formula="oooc:=[.C22]/[.C$2]" office:value-type="percentage" office:value="0.66125331470904">
            <text:p>66.13%</text:p>
          </table:table-cell>
          <table:table-cell office:value-type="float" office:value="26384.4903064415">
            <text:p>26,384</text:p>
          </table:table-cell>
          <table:table-cell office:value-type="float" office:value="6876.41565452092">
            <text:p>6,876</text:p>
          </table:table-cell>
          <table:table-cell office:value-type="float" office:value="7232.57657657658">
            <text:p>7,233</text:p>
          </table:table-cell>
          <table:table-cell office:value-type="float" office:value="9554.57508417509">
            <text:p>9,555</text:p>
          </table:table-cell>
          <table:table-cell office:value-type="float" office:value="45165.8834412581">
            <text:p>45,166</text:p>
          </table:table-cell>
          <table:table-cell office:value-type="float" office:value="35851.3711279953">
            <text:p>35,851</text:p>
          </table:table-cell>
          <table:table-cell office:value-type="float" office:value="14799.0184470184">
            <text:p>14,799</text:p>
          </table:table-cell>
          <table:table-cell office:value-type="float" office:value="21105.2669387755">
            <text:p>21,105</text:p>
          </table:table-cell>
          <table:table-cell office:value-type="float" office:value="32333.5757575758">
            <text:p>32,334</text:p>
          </table:table-cell>
          <table:table-cell office:value-type="float" office:value="24893.519379845">
            <text:p>24,894</text:p>
          </table:table-cell>
          <table:table-cell office:value-type="float" office:value="32736.4923076923">
            <text:p>32,736</text:p>
          </table:table-cell>
          <table:table-cell office:value-type="float" office:value="20611.7145098039">
            <text:p>20,612</text:p>
          </table:table-cell>
          <table:table-cell/>
        </table:table-row>
        <table:table-row table:style-name="ro1">
          <table:table-cell/>
          <table:table-cell office:value-type="string">
            <text:p>gcc34-O3</text:p>
          </table:table-cell>
          <table:table-cell table:formula="oooc:=AVERAGE([.E23:.P23])" office:value-type="float" office:value="23111.9491863256">
            <text:p>23,112</text:p>
          </table:table-cell>
          <table:table-cell table:formula="oooc:=[.C23]/[.C$2]" office:value-type="percentage" office:value="0.660773216930272">
            <text:p>66.08%</text:p>
          </table:table-cell>
          <table:table-cell office:value-type="float" office:value="26435.8069231058">
            <text:p>26,436</text:p>
          </table:table-cell>
          <table:table-cell office:value-type="float" office:value="6808.73664240371">
            <text:p>6,809</text:p>
          </table:table-cell>
          <table:table-cell office:value-type="float" office:value="7217.19657328951">
            <text:p>7,217</text:p>
          </table:table-cell>
          <table:table-cell office:value-type="float" office:value="9465.41227504609">
            <text:p>9,465</text:p>
          </table:table-cell>
          <table:table-cell office:value-type="float" office:value="45422.6001566284">
            <text:p>45,423</text:p>
          </table:table-cell>
          <table:table-cell office:value-type="float" office:value="35855.4225735194">
            <text:p>35,855</text:p>
          </table:table-cell>
          <table:table-cell office:value-type="float" office:value="16164.572024975">
            <text:p>16,165</text:p>
          </table:table-cell>
          <table:table-cell office:value-type="float" office:value="20409.4963978591">
            <text:p>20,409</text:p>
          </table:table-cell>
          <table:table-cell office:value-type="float" office:value="32316.90789353">
            <text:p>32,317</text:p>
          </table:table-cell>
          <table:table-cell office:value-type="float" office:value="25137.0755086589">
            <text:p>25,137</text:p>
          </table:table-cell>
          <table:table-cell office:value-type="float" office:value="31357.1168508935">
            <text:p>31,357</text:p>
          </table:table-cell>
          <table:table-cell office:value-type="float" office:value="20753.0464159976">
            <text:p>20,753</text:p>
          </table:table-cell>
          <table:table-cell/>
        </table:table-row>
        <table:table-row table:style-name="ro1">
          <table:table-cell/>
          <table:table-cell office:value-type="string">
            <text:p>mingw-O2</text:p>
          </table:table-cell>
          <table:table-cell table:formula="oooc:=AVERAGE([.E24:.P24])" office:value-type="float" office:value="23005.6109336242">
            <text:p>23,006</text:p>
          </table:table-cell>
          <table:table-cell table:formula="oooc:=[.C24]/[.C$2]" office:value-type="percentage" office:value="0.65773299437034">
            <text:p>65.77%</text:p>
          </table:table-cell>
          <table:table-cell office:value-type="float" office:value="25774.8292682927">
            <text:p>25,775</text:p>
          </table:table-cell>
          <table:table-cell office:value-type="float" office:value="6980.09672830726">
            <text:p>6,980</text:p>
          </table:table-cell>
          <table:table-cell office:value-type="float" office:value="7232.57657657658">
            <text:p>7,233</text:p>
          </table:table-cell>
          <table:table-cell office:value-type="float" office:value="9532.50909090909">
            <text:p>9,533</text:p>
          </table:table-cell>
          <table:table-cell office:value-type="float" office:value="44680.8806660499">
            <text:p>44,681</text:p>
          </table:table-cell>
          <table:table-cell office:value-type="float" office:value="37789.5896103896">
            <text:p>37,790</text:p>
          </table:table-cell>
          <table:table-cell office:value-type="float" office:value="12828.4246225319">
            <text:p>12,828</text:p>
          </table:table-cell>
          <table:table-cell office:value-type="float" office:value="23765.0747474747">
            <text:p>23,765</text:p>
          </table:table-cell>
          <table:table-cell office:value-type="float" office:value="21427.3741496599">
            <text:p>21,427</text:p>
          </table:table-cell>
          <table:table-cell office:value-type="float" office:value="25004.1533101045">
            <text:p>25,004</text:p>
          </table:table-cell>
          <table:table-cell office:value-type="float" office:value="40337.3063547625">
            <text:p>40,337</text:p>
          </table:table-cell>
          <table:table-cell office:value-type="float" office:value="20714.5160784314">
            <text:p>20,715</text:p>
          </table:table-cell>
          <table:table-cell/>
        </table:table-row>
        <table:table-row table:style-name="ro1">
          <table:table-cell/>
          <table:table-cell office:value-type="string">
            <text:p>gcc34-O2-p4</text:p>
          </table:table-cell>
          <table:table-cell table:formula="oooc:=AVERAGE([.E25:.P25])" office:value-type="float" office:value="22863.5173395874">
            <text:p>22,864</text:p>
          </table:table-cell>
          <table:table-cell table:formula="oooc:=[.C25]/[.C$2]" office:value-type="percentage" office:value="0.653670522595246">
            <text:p>65.37%</text:p>
          </table:table-cell>
          <table:table-cell office:value-type="float" office:value="25798.1070947181">
            <text:p>25,798</text:p>
          </table:table-cell>
          <table:table-cell office:value-type="float" office:value="6748.82580622476">
            <text:p>6,749</text:p>
          </table:table-cell>
          <table:table-cell office:value-type="float" office:value="7771.92302907003">
            <text:p>7,772</text:p>
          </table:table-cell>
          <table:table-cell office:value-type="float" office:value="9799.07346735403">
            <text:p>9,799</text:p>
          </table:table-cell>
          <table:table-cell office:value-type="float" office:value="44822.0871948661">
            <text:p>44,822</text:p>
          </table:table-cell>
          <table:table-cell office:value-type="float" office:value="37977.7575011654">
            <text:p>37,978</text:p>
          </table:table-cell>
          <table:table-cell office:value-type="float" office:value="12481.0471053072">
            <text:p>12,481</text:p>
          </table:table-cell>
          <table:table-cell office:value-type="float" office:value="23443.5950206207">
            <text:p>23,444</text:p>
          </table:table-cell>
          <table:table-cell office:value-type="float" office:value="21294.7648340425">
            <text:p>21,295</text:p>
          </table:table-cell>
          <table:table-cell office:value-type="float" office:value="24343.9622893771">
            <text:p>24,344</text:p>
          </table:table-cell>
          <table:table-cell office:value-type="float" office:value="39976.5827750176">
            <text:p>39,977</text:p>
          </table:table-cell>
          <table:table-cell office:value-type="float" office:value="19904.4819572851">
            <text:p>19,904</text:p>
          </table:table-cell>
          <table:table-cell/>
        </table:table-row>
        <table:table-row table:style-name="ro1">
          <table:table-cell/>
          <table:table-cell office:value-type="string">
            <text:p>gcc34-O3-p4</text:p>
          </table:table-cell>
          <table:table-cell table:formula="oooc:=AVERAGE([.E26:.P26])" office:value-type="float" office:value="22753.7458344955">
            <text:p>22,754</text:p>
          </table:table-cell>
          <table:table-cell table:formula="oooc:=[.C26]/[.C$2]" office:value-type="percentage" office:value="0.650532142964776">
            <text:p>65.05%</text:p>
          </table:table-cell>
          <table:table-cell office:value-type="float" office:value="25414.3794705192">
            <text:p>25,414</text:p>
          </table:table-cell>
          <table:table-cell office:value-type="float" office:value="6742.04395437535">
            <text:p>6,742</text:p>
          </table:table-cell>
          <table:table-cell office:value-type="float" office:value="7634.66896293781">
            <text:p>7,635</text:p>
          </table:table-cell>
          <table:table-cell office:value-type="float" office:value="10006.8265933883">
            <text:p>10,007</text:p>
          </table:table-cell>
          <table:table-cell office:value-type="float" office:value="44984.1239160329">
            <text:p>44,984</text:p>
          </table:table-cell>
          <table:table-cell office:value-type="float" office:value="35971.8928794833">
            <text:p>35,972</text:p>
          </table:table-cell>
          <table:table-cell office:value-type="float" office:value="15664.158754092">
            <text:p>15,664</text:p>
          </table:table-cell>
          <table:table-cell office:value-type="float" office:value="19316.3066817633">
            <text:p>19,316</text:p>
          </table:table-cell>
          <table:table-cell office:value-type="float" office:value="31178.4075073093">
            <text:p>31,178</text:p>
          </table:table-cell>
          <table:table-cell office:value-type="float" office:value="25438.7584811689">
            <text:p>25,439</text:p>
          </table:table-cell>
          <table:table-cell office:value-type="float" office:value="30785.0554500561">
            <text:p>30,785</text:p>
          </table:table-cell>
          <table:table-cell office:value-type="float" office:value="19908.32736282">
            <text:p>19,908</text:p>
          </table:table-cell>
          <table:table-cell/>
        </table:table-row>
        <table:table-row table:style-name="ro1">
          <table:table-cell/>
          <table:table-cell office:value-type="string">
            <text:p>gcc41-O3</text:p>
          </table:table-cell>
          <table:table-cell table:formula="oooc:=AVERAGE([.E27:.P27])" office:value-type="float" office:value="22162.3876966734">
            <text:p>22,162</text:p>
          </table:table-cell>
          <table:table-cell table:formula="oooc:=[.C27]/[.C$2]" office:value-type="percentage" office:value="0.633625147542778">
            <text:p>63.36%</text:p>
          </table:table-cell>
          <table:table-cell office:value-type="float" office:value="29893.4113510664">
            <text:p>29,893</text:p>
          </table:table-cell>
          <table:table-cell office:value-type="float" office:value="9183.25028842306">
            <text:p>9,183</text:p>
          </table:table-cell>
          <table:table-cell office:value-type="float" office:value="6127.48487557894">
            <text:p>6,127</text:p>
          </table:table-cell>
          <table:table-cell office:value-type="float" office:value="8927.66374915806">
            <text:p>8,928</text:p>
          </table:table-cell>
          <table:table-cell office:value-type="float" office:value="50447.3251771824">
            <text:p>50,447</text:p>
          </table:table-cell>
          <table:table-cell office:value-type="float" office:value="38144.7725030852">
            <text:p>38,145</text:p>
          </table:table-cell>
          <table:table-cell office:value-type="float" office:value="15003.729742201">
            <text:p>15,004</text:p>
          </table:table-cell>
          <table:table-cell office:value-type="float" office:value="20015.2043989851">
            <text:p>20,015</text:p>
          </table:table-cell>
          <table:table-cell office:value-type="float" office:value="27184.0782221975">
            <text:p>27,184</text:p>
          </table:table-cell>
          <table:table-cell office:value-type="float" office:value="12384.5734552163">
            <text:p>12,385</text:p>
          </table:table-cell>
          <table:table-cell office:value-type="float" office:value="28010.2334978963">
            <text:p>28,010</text:p>
          </table:table-cell>
          <table:table-cell office:value-type="float" office:value="20626.92509909">
            <text:p>20,627</text:p>
          </table:table-cell>
          <table:table-cell/>
        </table:table-row>
        <table:table-row table:style-name="ro1">
          <table:table-cell/>
          <table:table-cell office:value-type="string">
            <text:p>gcc41-O2</text:p>
          </table:table-cell>
          <table:table-cell table:formula="oooc:=AVERAGE([.E28:.P28])" office:value-type="float" office:value="21852.6201609609">
            <text:p>21,853</text:p>
          </table:table-cell>
          <table:table-cell table:formula="oooc:=[.C28]/[.C$2]" office:value-type="percentage" office:value="0.624768858987316">
            <text:p>62.48%</text:p>
          </table:table-cell>
          <table:table-cell office:value-type="float" office:value="29679.3479084857">
            <text:p>29,679</text:p>
          </table:table-cell>
          <table:table-cell office:value-type="float" office:value="9274.93693234838">
            <text:p>9,275</text:p>
          </table:table-cell>
          <table:table-cell office:value-type="float" office:value="6100.49748958805">
            <text:p>6,100</text:p>
          </table:table-cell>
          <table:table-cell office:value-type="float" office:value="6867.46695932547">
            <text:p>6,867</text:p>
          </table:table-cell>
          <table:table-cell office:value-type="float" office:value="50445.3714970861">
            <text:p>50,445</text:p>
          </table:table-cell>
          <table:table-cell office:value-type="float" office:value="38083.9665712003">
            <text:p>38,084</text:p>
          </table:table-cell>
          <table:table-cell office:value-type="float" office:value="15484.240790341">
            <text:p>15,484</text:p>
          </table:table-cell>
          <table:table-cell office:value-type="float" office:value="18860.7255858623">
            <text:p>18,861</text:p>
          </table:table-cell>
          <table:table-cell office:value-type="float" office:value="27049.8528362981">
            <text:p>27,050</text:p>
          </table:table-cell>
          <table:table-cell office:value-type="float" office:value="12157.3185231021">
            <text:p>12,157</text:p>
          </table:table-cell>
          <table:table-cell office:value-type="float" office:value="27590.041301794">
            <text:p>27,590</text:p>
          </table:table-cell>
          <table:table-cell office:value-type="float" office:value="20637.6755360994">
            <text:p>20,638</text:p>
          </table:table-cell>
          <table:table-cell/>
        </table:table-row>
        <table:table-row table:style-name="ro1">
          <table:table-cell/>
          <table:table-cell office:value-type="string">
            <text:p>gcc41-O3-p4</text:p>
          </table:table-cell>
          <table:table-cell table:formula="oooc:=AVERAGE([.E29:.P29])" office:value-type="float" office:value="21511.7303752431">
            <text:p>21,512</text:p>
          </table:table-cell>
          <table:table-cell table:formula="oooc:=[.C29]/[.C$2]" office:value-type="percentage" office:value="0.615022781816954">
            <text:p>61.50%</text:p>
          </table:table-cell>
          <table:table-cell office:value-type="float" office:value="29619.7724681705">
            <text:p>29,620</text:p>
          </table:table-cell>
          <table:table-cell office:value-type="float" office:value="8733.01042020873">
            <text:p>8,733</text:p>
          </table:table-cell>
          <table:table-cell office:value-type="float" office:value="5827.4506422109">
            <text:p>5,827</text:p>
          </table:table-cell>
          <table:table-cell office:value-type="float" office:value="8021.8728271742">
            <text:p>8,022</text:p>
          </table:table-cell>
          <table:table-cell office:value-type="float" office:value="50627.9410422056">
            <text:p>50,628</text:p>
          </table:table-cell>
          <table:table-cell office:value-type="float" office:value="37894.9372102488">
            <text:p>37,895</text:p>
          </table:table-cell>
          <table:table-cell office:value-type="float" office:value="13630.0132427331">
            <text:p>13,630</text:p>
          </table:table-cell>
          <table:table-cell office:value-type="float" office:value="20328.9254415099">
            <text:p>20,329</text:p>
          </table:table-cell>
          <table:table-cell office:value-type="float" office:value="26458.0915413044">
            <text:p>26,458</text:p>
          </table:table-cell>
          <table:table-cell office:value-type="float" office:value="12222.8396006781">
            <text:p>12,223</text:p>
          </table:table-cell>
          <table:table-cell office:value-type="float" office:value="23949.7484153229">
            <text:p>23,950</text:p>
          </table:table-cell>
          <table:table-cell office:value-type="float" office:value="20826.1616511503">
            <text:p>20,826</text:p>
          </table:table-cell>
          <table:table-cell/>
        </table:table-row>
        <table:table-row table:style-name="ro1">
          <table:table-cell/>
          <table:table-cell office:value-type="string">
            <text:p>gcc34-Os</text:p>
          </table:table-cell>
          <table:table-cell table:formula="oooc:=AVERAGE([.E30:.P30])" office:value-type="float" office:value="21363.9871524096">
            <text:p>21,364</text:p>
          </table:table-cell>
          <table:table-cell table:formula="oooc:=[.C30]/[.C$2]" office:value-type="percentage" office:value="0.610798786521521">
            <text:p>61.08%</text:p>
          </table:table-cell>
          <table:table-cell office:value-type="float" office:value="25273.8849272445">
            <text:p>25,274</text:p>
          </table:table-cell>
          <table:table-cell office:value-type="float" office:value="6696.34520433386">
            <text:p>6,696</text:p>
          </table:table-cell>
          <table:table-cell office:value-type="float" office:value="7281.70852476101">
            <text:p>7,282</text:p>
          </table:table-cell>
          <table:table-cell office:value-type="float" office:value="9311.88973420886">
            <text:p>9,312</text:p>
          </table:table-cell>
          <table:table-cell office:value-type="float" office:value="35946.6327390586">
            <text:p>35,947</text:p>
          </table:table-cell>
          <table:table-cell office:value-type="float" office:value="33623.129659544">
            <text:p>33,623</text:p>
          </table:table-cell>
          <table:table-cell office:value-type="float" office:value="12793.2166865738">
            <text:p>12,793</text:p>
          </table:table-cell>
          <table:table-cell office:value-type="float" office:value="17835.145053254">
            <text:p>17,835</text:p>
          </table:table-cell>
          <table:table-cell office:value-type="float" office:value="20382.1641149184">
            <text:p>20,382</text:p>
          </table:table-cell>
          <table:table-cell office:value-type="float" office:value="25151.8473770286">
            <text:p>25,152</text:p>
          </table:table-cell>
          <table:table-cell office:value-type="float" office:value="45037.5419475961">
            <text:p>45,038</text:p>
          </table:table-cell>
          <table:table-cell office:value-type="float" office:value="17034.339860394">
            <text:p>17,034</text:p>
          </table:table-cell>
          <table:table-cell/>
        </table:table-row>
        <table:table-row table:style-name="ro1">
          <table:table-cell/>
          <table:table-cell office:value-type="string">
            <text:p>mingw-Os</text:p>
          </table:table-cell>
          <table:table-cell table:formula="oooc:=AVERAGE([.E31:.P31])" office:value-type="float" office:value="21309.5392010223">
            <text:p>21,310</text:p>
          </table:table-cell>
          <table:table-cell table:formula="oooc:=[.C31]/[.C$2]" office:value-type="percentage" office:value="0.609242113490465">
            <text:p>60.92%</text:p>
          </table:table-cell>
          <table:table-cell office:value-type="float" office:value="24423.425752542">
            <text:p>24,423</text:p>
          </table:table-cell>
          <table:table-cell office:value-type="float" office:value="6711.13846153846">
            <text:p>6,711</text:p>
          </table:table-cell>
          <table:table-cell office:value-type="float" office:value="7257.17717717718">
            <text:p>7,257</text:p>
          </table:table-cell>
          <table:table-cell office:value-type="float" office:value="9300.69172932331">
            <text:p>9,301</text:p>
          </table:table-cell>
          <table:table-cell office:value-type="float" office:value="38747.8841750842">
            <text:p>38,748</text:p>
          </table:table-cell>
          <table:table-cell office:value-type="float" office:value="33690.8059395801">
            <text:p>33,691</text:p>
          </table:table-cell>
          <table:table-cell office:value-type="float" office:value="12597.2218350755">
            <text:p>12,597</text:p>
          </table:table-cell>
          <table:table-cell office:value-type="float" office:value="18337.3080978308">
            <text:p>18,337</text:p>
          </table:table-cell>
          <table:table-cell office:value-type="float" office:value="20239.991348644">
            <text:p>20,240</text:p>
          </table:table-cell>
          <table:table-cell office:value-type="float" office:value="24350.8498942918">
            <text:p>24,351</text:p>
          </table:table-cell>
          <table:table-cell office:value-type="float" office:value="43024.1610884354">
            <text:p>43,024</text:p>
          </table:table-cell>
          <table:table-cell office:value-type="float" office:value="17033.8149127446">
            <text:p>17,034</text:p>
          </table:table-cell>
          <table:table-cell/>
        </table:table-row>
        <table:table-row table:style-name="ro1">
          <table:table-cell/>
          <table:table-cell office:value-type="string">
            <text:p>gcc41-O2-p4</text:p>
          </table:table-cell>
          <table:table-cell table:formula="oooc:=AVERAGE([.E32:.P32])" office:value-type="float" office:value="20383.1443881615">
            <text:p>20,383</text:p>
          </table:table-cell>
          <table:table-cell table:formula="oooc:=[.C32]/[.C$2]" office:value-type="percentage" office:value="0.582756381988263">
            <text:p>58.28%</text:p>
          </table:table-cell>
          <table:table-cell office:value-type="float" office:value="18971.2266202583">
            <text:p>18,971</text:p>
          </table:table-cell>
          <table:table-cell office:value-type="float" office:value="8645.05609113443">
            <text:p>8,645</text:p>
          </table:table-cell>
          <table:table-cell office:value-type="float" office:value="5829.46932871397">
            <text:p>5,829</text:p>
          </table:table-cell>
          <table:table-cell office:value-type="float" office:value="5808.29647178161">
            <text:p>5,808</text:p>
          </table:table-cell>
          <table:table-cell office:value-type="float" office:value="50251.3020525955">
            <text:p>50,251</text:p>
          </table:table-cell>
          <table:table-cell office:value-type="float" office:value="37906.4217790755">
            <text:p>37,906</text:p>
          </table:table-cell>
          <table:table-cell office:value-type="float" office:value="13636.2709438084">
            <text:p>13,636</text:p>
          </table:table-cell>
          <table:table-cell office:value-type="float" office:value="19878.9928745273">
            <text:p>19,879</text:p>
          </table:table-cell>
          <table:table-cell office:value-type="float" office:value="26237.8363574915">
            <text:p>26,238</text:p>
          </table:table-cell>
          <table:table-cell office:value-type="float" office:value="12019.4882149812">
            <text:p>12,019</text:p>
          </table:table-cell>
          <table:table-cell office:value-type="float" office:value="24400.5617719873">
            <text:p>24,401</text:p>
          </table:table-cell>
          <table:table-cell office:value-type="float" office:value="21012.8101515827">
            <text:p>21,013</text:p>
          </table:table-cell>
          <table:table-cell/>
        </table:table-row>
        <table:table-row table:style-name="ro1">
          <table:table-cell/>
          <table:table-cell office:value-type="string">
            <text:p>gcc41-Os</text:p>
          </table:table-cell>
          <table:table-cell table:formula="oooc:=AVERAGE([.E33:.P33])" office:value-type="float" office:value="19434.0774068711">
            <text:p>19,434</text:p>
          </table:table-cell>
          <table:table-cell table:formula="oooc:=[.C33]/[.C$2]" office:value-type="percentage" office:value="0.555622450650245">
            <text:p>55.56%</text:p>
          </table:table-cell>
          <table:table-cell office:value-type="float" office:value="27710.3315463446">
            <text:p>27,710</text:p>
          </table:table-cell>
          <table:table-cell office:value-type="float" office:value="5488.81809744766">
            <text:p>5,489</text:p>
          </table:table-cell>
          <table:table-cell office:value-type="float" office:value="6129.10403403672">
            <text:p>6,129</text:p>
          </table:table-cell>
          <table:table-cell office:value-type="float" office:value="6204.39099453714">
            <text:p>6,204</text:p>
          </table:table-cell>
          <table:table-cell office:value-type="float" office:value="31343.1954091599">
            <text:p>31,343</text:p>
          </table:table-cell>
          <table:table-cell office:value-type="float" office:value="28322.9480339691">
            <text:p>28,323</text:p>
          </table:table-cell>
          <table:table-cell office:value-type="float" office:value="19235.1984042714">
            <text:p>19,235</text:p>
          </table:table-cell>
          <table:table-cell office:value-type="float" office:value="20603.7457041722">
            <text:p>20,604</text:p>
          </table:table-cell>
          <table:table-cell office:value-type="float" office:value="29633.6770569045">
            <text:p>29,634</text:p>
          </table:table-cell>
          <table:table-cell office:value-type="float" office:value="11027.4711424162">
            <text:p>11,027</text:p>
          </table:table-cell>
          <table:table-cell office:value-type="float" office:value="32135.2604622514">
            <text:p>32,135</text:p>
          </table:table-cell>
          <table:table-cell office:value-type="float" office:value="15374.7879969426">
            <text:p>15,375</text:p>
          </table:table-cell>
          <table:table-cell/>
        </table:table-row>
        <table:table-row table:style-name="ro1">
          <table:table-cell/>
          <table:table-cell office:value-type="string">
            <text:p>gcc34-O1</text:p>
          </table:table-cell>
          <table:table-cell table:formula="oooc:=AVERAGE([.E34:.P34])" office:value-type="float" office:value="18434.3447976109">
            <text:p>18,434</text:p>
          </table:table-cell>
          <table:table-cell table:formula="oooc:=[.C34]/[.C$2]" office:value-type="percentage" office:value="0.527039983331485">
            <text:p>52.70%</text:p>
          </table:table-cell>
          <table:table-cell office:value-type="float" office:value="28751.1609749662">
            <text:p>28,751</text:p>
          </table:table-cell>
          <table:table-cell office:value-type="float" office:value="6284.67522685572">
            <text:p>6,285</text:p>
          </table:table-cell>
          <table:table-cell office:value-type="float" office:value="6451.5937165308">
            <text:p>6,452</text:p>
          </table:table-cell>
          <table:table-cell office:value-type="float" office:value="6930.00594548833">
            <text:p>6,930</text:p>
          </table:table-cell>
          <table:table-cell office:value-type="float" office:value="35433.0739507184">
            <text:p>35,433</text:p>
          </table:table-cell>
          <table:table-cell office:value-type="float" office:value="30246.5598509617">
            <text:p>30,247</text:p>
          </table:table-cell>
          <table:table-cell office:value-type="float" office:value="23586.2783487308">
            <text:p>23,586</text:p>
          </table:table-cell>
          <table:table-cell office:value-type="float" office:value="21652.7560421406">
            <text:p>21,653</text:p>
          </table:table-cell>
          <table:table-cell office:value-type="float" office:value="19305.1756844615">
            <text:p>19,305</text:p>
          </table:table-cell>
          <table:table-cell office:value-type="float" office:value="8094.29441053058">
            <text:p>8,094</text:p>
          </table:table-cell>
          <table:table-cell office:value-type="float" office:value="19891.8060111794">
            <text:p>19,892</text:p>
          </table:table-cell>
          <table:table-cell office:value-type="float" office:value="14584.7574087665">
            <text:p>14,585</text:p>
          </table:table-cell>
          <table:table-cell/>
        </table:table-row>
        <table:table-row table:style-name="ro1">
          <table:table-cell/>
          <table:table-cell office:value-type="string">
            <text:p>msvc8-O1</text:p>
          </table:table-cell>
          <table:table-cell table:formula="oooc:=AVERAGE([.E35:.P35])" office:value-type="float" office:value="18150.9470656241">
            <text:p>18,151</text:p>
          </table:table-cell>
          <table:table-cell table:formula="oooc:=[.C35]/[.C$2]" office:value-type="percentage" office:value="0.518937610419275">
            <text:p>51.89%</text:p>
          </table:table-cell>
          <table:table-cell office:value-type="float" office:value="22407.0280044827">
            <text:p>22,407</text:p>
          </table:table-cell>
          <table:table-cell office:value-type="float" office:value="19577.8753396509">
            <text:p>19,578</text:p>
          </table:table-cell>
          <table:table-cell office:value-type="float" office:value="8257.01687920481">
            <text:p>8,257</text:p>
          </table:table-cell>
          <table:table-cell office:value-type="float" office:value="5737.29752929465">
            <text:p>5,737</text:p>
          </table:table-cell>
          <table:table-cell office:value-type="float" office:value="21403.0137033174">
            <text:p>21,403</text:p>
          </table:table-cell>
          <table:table-cell office:value-type="float" office:value="22014.4150957427">
            <text:p>22,014</text:p>
          </table:table-cell>
          <table:table-cell office:value-type="float" office:value="17068.9226810051">
            <text:p>17,069</text:p>
          </table:table-cell>
          <table:table-cell office:value-type="float" office:value="25577.5351014069">
            <text:p>25,578</text:p>
          </table:table-cell>
          <table:table-cell office:value-type="float" office:value="26135.1039001561">
            <text:p>26,135</text:p>
          </table:table-cell>
          <table:table-cell office:value-type="float" office:value="8005.3417626259">
            <text:p>8,005</text:p>
          </table:table-cell>
          <table:table-cell office:value-type="float" office:value="26091.7117004663">
            <text:p>26,092</text:p>
          </table:table-cell>
          <table:table-cell office:value-type="float" office:value="15536.1030901356">
            <text:p>15,536</text:p>
          </table:table-cell>
          <table:table-cell/>
        </table:table-row>
        <table:table-row table:style-name="ro1">
          <table:table-cell/>
          <table:table-cell office:value-type="string">
            <text:p>mingw-O1</text:p>
          </table:table-cell>
          <table:table-cell table:formula="oooc:=AVERAGE([.E36:.P36])" office:value-type="float" office:value="17979.3814534479">
            <text:p>17,979</text:p>
          </table:table-cell>
          <table:table-cell table:formula="oooc:=[.C36]/[.C$2]" office:value-type="percentage" office:value="0.514032530343236">
            <text:p>51.40%</text:p>
          </table:table-cell>
          <table:table-cell office:value-type="float" office:value="27328.7773279352">
            <text:p>27,329</text:p>
          </table:table-cell>
          <table:table-cell office:value-type="float" office:value="6289.09639953543">
            <text:p>6,289</text:p>
          </table:table-cell>
          <table:table-cell office:value-type="float" office:value="6365.21254355401">
            <text:p>6,365</text:p>
          </table:table-cell>
          <table:table-cell office:value-type="float" office:value="6876.41565452092">
            <text:p>6,876</text:p>
          </table:table-cell>
          <table:table-cell office:value-type="float" office:value="31366.1604278075">
            <text:p>31,366</text:p>
          </table:table-cell>
          <table:table-cell office:value-type="float" office:value="31716.6203208556">
            <text:p>31,717</text:p>
          </table:table-cell>
          <table:table-cell office:value-type="float" office:value="22052.3152787479">
            <text:p>22,052</text:p>
          </table:table-cell>
          <table:table-cell office:value-type="float" office:value="20920.1192156863">
            <text:p>20,920</text:p>
          </table:table-cell>
          <table:table-cell office:value-type="float" office:value="19761.5541579315">
            <text:p>19,762</text:p>
          </table:table-cell>
          <table:table-cell office:value-type="float" office:value="7944.67023172905">
            <text:p>7,945</text:p>
          </table:table-cell>
          <table:table-cell office:value-type="float" office:value="20412.0422322775">
            <text:p>20,412</text:p>
          </table:table-cell>
          <table:table-cell office:value-type="float" office:value="14719.5936507937">
            <text:p>14,720</text:p>
          </table:table-cell>
          <table:table-cell/>
        </table:table-row>
        <table:table-row table:style-name="ro1">
          <table:table-cell/>
          <table:table-cell office:value-type="string">
            <text:p>msvc8-Od</text:p>
          </table:table-cell>
          <table:table-cell table:formula="oooc:=AVERAGE([.E37:.P37])" office:value-type="float" office:value="9275.65131415678">
            <text:p>9,276</text:p>
          </table:table-cell>
          <table:table-cell table:formula="oooc:=[.C37]/[.C$2]" office:value-type="percentage" office:value="0.265191910408198">
            <text:p>26.52%</text:p>
          </table:table-cell>
          <table:table-cell office:value-type="float" office:value="27460.9235707114">
            <text:p>27,461</text:p>
          </table:table-cell>
          <table:table-cell office:value-type="float" office:value="3393.7018574668">
            <text:p>3,394</text:p>
          </table:table-cell>
          <table:table-cell office:value-type="float" office:value="2897.00053073794">
            <text:p>2,897</text:p>
          </table:table-cell>
          <table:table-cell office:value-type="float" office:value="3050.3362072892">
            <text:p>3,050</text:p>
          </table:table-cell>
          <table:table-cell office:value-type="float" office:value="13253.7227704667">
            <text:p>13,254</text:p>
          </table:table-cell>
          <table:table-cell office:value-type="float" office:value="10143.415259502">
            <text:p>10,143</text:p>
          </table:table-cell>
          <table:table-cell office:value-type="float" office:value="7611.40935773462">
            <text:p>7,611</text:p>
          </table:table-cell>
          <table:table-cell office:value-type="float" office:value="8192">
            <text:p>8,192</text:p>
          </table:table-cell>
          <table:table-cell office:value-type="float" office:value="18008.8442028427">
            <text:p>18,009</text:p>
          </table:table-cell>
          <table:table-cell office:value-type="float" office:value="3548.77029609306">
            <text:p>3,549</text:p>
          </table:table-cell>
          <table:table-cell office:value-type="float" office:value="7295.08391672462">
            <text:p>7,295</text:p>
          </table:table-cell>
          <table:table-cell office:value-type="float" office:value="6452.60780031236">
            <text:p>6,453</text:p>
          </table:table-cell>
          <table:table-cell/>
        </table:table-row>
        <table:table-row table:style-name="ro1">
          <table:table-cell/>
          <table:table-cell office:value-type="string">
            <text:p>mingw-O0</text:p>
          </table:table-cell>
          <table:table-cell table:formula="oooc:=AVERAGE([.E38:.P38])" office:value-type="float" office:value="9204.64266180611">
            <text:p>9,205</text:p>
          </table:table-cell>
          <table:table-cell table:formula="oooc:=[.C38]/[.C$2]" office:value-type="percentage" office:value="0.263161765080975">
            <text:p>26.32%</text:p>
          </table:table-cell>
          <table:table-cell office:value-type="float" office:value="29595.2253968254">
            <text:p>29,595</text:p>
          </table:table-cell>
          <table:table-cell office:value-type="float" office:value="3443.7354925776">
            <text:p>3,444</text:p>
          </table:table-cell>
          <table:table-cell office:value-type="float" office:value="3035.19661733615">
            <text:p>3,035</text:p>
          </table:table-cell>
          <table:table-cell office:value-type="float" office:value="3246.82926829268">
            <text:p>3,247</text:p>
          </table:table-cell>
          <table:table-cell office:value-type="float" office:value="14292.948948949">
            <text:p>14,293</text:p>
          </table:table-cell>
          <table:table-cell office:value-type="float" office:value="10206.0211161388">
            <text:p>10,206</text:p>
          </table:table-cell>
          <table:table-cell office:value-type="float" office:value="7841.54010695187">
            <text:p>7,842</text:p>
          </table:table-cell>
          <table:table-cell office:value-type="float" office:value="8145.45454545454">
            <text:p>8,145</text:p>
          </table:table-cell>
          <table:table-cell office:value-type="float" office:value="12711.3960511034">
            <text:p>12,711</text:p>
          </table:table-cell>
          <table:table-cell office:value-type="float" office:value="4373.69491525424">
            <text:p>4,374</text:p>
          </table:table-cell>
          <table:table-cell office:value-type="float" office:value="7613.74117647059">
            <text:p>7,614</text:p>
          </table:table-cell>
          <table:table-cell office:value-type="float" office:value="5949.928306319">
            <text:p>5,950</text:p>
          </table:table-cell>
          <table:table-cell/>
        </table:table-row>
        <table:table-row table:style-name="ro1">
          <table:table-cell/>
          <table:table-cell office:value-type="string">
            <text:p>gcc34-O0</text:p>
          </table:table-cell>
          <table:table-cell table:formula="oooc:=AVERAGE([.E39:.P39])" office:value-type="float" office:value="9074.31889359486">
            <text:p>9,074</text:p>
          </table:table-cell>
          <table:table-cell table:formula="oooc:=[.C39]/[.C$2]" office:value-type="percentage" office:value="0.259435793945041">
            <text:p>25.94%</text:p>
          </table:table-cell>
          <table:table-cell office:value-type="float" office:value="29328.1227429486">
            <text:p>29,328</text:p>
          </table:table-cell>
          <table:table-cell office:value-type="float" office:value="3465.2351887461">
            <text:p>3,465</text:p>
          </table:table-cell>
          <table:table-cell office:value-type="float" office:value="3031.14400083005">
            <text:p>3,031</text:p>
          </table:table-cell>
          <table:table-cell office:value-type="float" office:value="3294.9444136088">
            <text:p>3,295</text:p>
          </table:table-cell>
          <table:table-cell office:value-type="float" office:value="12692.5788389989">
            <text:p>12,693</text:p>
          </table:table-cell>
          <table:table-cell office:value-type="float" office:value="10174.0367785802">
            <text:p>10,174</text:p>
          </table:table-cell>
          <table:table-cell office:value-type="float" office:value="7701.26824575733">
            <text:p>7,701</text:p>
          </table:table-cell>
          <table:table-cell office:value-type="float" office:value="8058.69922874225">
            <text:p>8,059</text:p>
          </table:table-cell>
          <table:table-cell office:value-type="float" office:value="13252.8855531243">
            <text:p>13,253</text:p>
          </table:table-cell>
          <table:table-cell office:value-type="float" office:value="4360.30289924476">
            <text:p>4,360</text:p>
          </table:table-cell>
          <table:table-cell office:value-type="float" office:value="7510.71059255104">
            <text:p>7,511</text:p>
          </table:table-cell>
          <table:table-cell office:value-type="float" office:value="6021.89824000595">
            <text:p>6,022</text:p>
          </table:table-cell>
          <table:table-cell/>
        </table:table-row>
        <table:table-row table:style-name="ro1">
          <table:table-cell/>
          <table:table-cell office:value-type="string">
            <text:p>gcc41-O0</text:p>
          </table:table-cell>
          <table:table-cell table:formula="oooc:=AVERAGE([.E40:.P40])" office:value-type="float" office:value="9016.91013040515">
            <text:p>9,017</text:p>
          </table:table-cell>
          <table:table-cell table:formula="oooc:=[.C40]/[.C$2]" office:value-type="percentage" office:value="0.257794470972797">
            <text:p>25.78%</text:p>
          </table:table-cell>
          <table:table-cell office:value-type="float" office:value="29392.1587731093">
            <text:p>29,392</text:p>
          </table:table-cell>
          <table:table-cell office:value-type="float" office:value="3469.02792568575">
            <text:p>3,469</text:p>
          </table:table-cell>
          <table:table-cell office:value-type="float" office:value="3081.96097171646">
            <text:p>3,082</text:p>
          </table:table-cell>
          <table:table-cell office:value-type="float" office:value="3349.9486995022">
            <text:p>3,350</text:p>
          </table:table-cell>
          <table:table-cell office:value-type="float" office:value="13989.2503403145">
            <text:p>13,989</text:p>
          </table:table-cell>
          <table:table-cell office:value-type="float" office:value="9870.96101945619">
            <text:p>9,871</text:p>
          </table:table-cell>
          <table:table-cell office:value-type="float" office:value="7522.05352485813">
            <text:p>7,522</text:p>
          </table:table-cell>
          <table:table-cell office:value-type="float" office:value="7712.38119468044">
            <text:p>7,712</text:p>
          </table:table-cell>
          <table:table-cell office:value-type="float" office:value="12985.1112648508">
            <text:p>12,985</text:p>
          </table:table-cell>
          <table:table-cell office:value-type="float" office:value="3656.31759280784">
            <text:p>3,656</text:p>
          </table:table-cell>
          <table:table-cell office:value-type="float" office:value="7460.01094534779">
            <text:p>7,460</text:p>
          </table:table-cell>
          <table:table-cell office:value-type="float" office:value="5713.73931253239">
            <text:p>5,714</text:p>
          </table:table-cell>
          <table:table-cell/>
        </table:table-row>
        <table:table-row table:style-name="ro1">
          <table:table-cell/>
          <table:table-cell office:value-type="string">
            <text:p>icc-O0</text:p>
          </table:table-cell>
          <table:table-cell table:formula="oooc:=AVERAGE([.E41:.P41])" office:value-type="float" office:value="5814.45632170804">
            <text:p>5,814</text:p>
          </table:table-cell>
          <table:table-cell table:formula="oooc:=[.C41]/[.C$2]" office:value-type="percentage" office:value="0.166235957747292">
            <text:p>16.62%</text:p>
          </table:table-cell>
          <table:table-cell office:value-type="float" office:value="17038.1053548111">
            <text:p>17,038</text:p>
          </table:table-cell>
          <table:table-cell office:value-type="float" office:value="3282.60656701601">
            <text:p>3,283</text:p>
          </table:table-cell>
          <table:table-cell office:value-type="float" office:value="2612.04594350986">
            <text:p>2,612</text:p>
          </table:table-cell>
          <table:table-cell office:value-type="float" office:value="1705.51090367956">
            <text:p>1,706</text:p>
          </table:table-cell>
          <table:table-cell office:value-type="float" office:value="6113.15194529588">
            <text:p>6,113</text:p>
          </table:table-cell>
          <table:table-cell office:value-type="float" office:value="4974.80486605161">
            <text:p>4,975</text:p>
          </table:table-cell>
          <table:table-cell office:value-type="float" office:value="3950.37033795338">
            <text:p>3,950</text:p>
          </table:table-cell>
          <table:table-cell office:value-type="float" office:value="3363.14588664777">
            <text:p>3,363</text:p>
          </table:table-cell>
          <table:table-cell office:value-type="float" office:value="12337.8176947184">
            <text:p>12,338</text:p>
          </table:table-cell>
          <table:table-cell office:value-type="float" office:value="3031.14374856848">
            <text:p>3,031</text:p>
          </table:table-cell>
          <table:table-cell office:value-type="float" office:value="5629.6398344993">
            <text:p>5,630</text:p>
          </table:table-cell>
          <table:table-cell office:value-type="float" office:value="5735.13277774512">
            <text:p>5,735</text:p>
          </table:table-cell>
          <table:table-cell/>
        </table:table-row>
      </table:table>
      <table:database-ranges>
        <table:database-range table:target-range-address="Sheet1.B1:Sheet1.Q41">
          <table:sort>
            <table:sort-by table:field-number="1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19">06/19/2008</text:date>, <text:time>15:52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date>2008-06-19T15:52:34</dc:date>
    <meta:editing-cycles>6</meta:editing-cycles>
    <meta:editing-duration>PT5M11S</meta:editing-duration>
    <meta:user-defined meta:name="Info 1"/>
    <meta:user-defined meta:name="Info 2"/>
    <meta:user-defined meta:name="Info 3"/>
    <meta:user-defined meta:name="Info 4"/>
    <meta:document-statistic meta:table-count="1" meta:cell-count="614"/>
  </office:meta>
</office:document-meta>
</file>